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>
      <style:table-cell-properties fo:border-top="none" fo:border-bottom="2pt solid #000000" fo:border-left="none" fo:border-right="none" fo:background-color="#D9D9D9"/>
      <style:text-properties fo:font-weight="bold" style:font-weight-asian="bold" style:font-weight-complex="bold"/>
    </style:style>
    <style:style style:name="ce3" style:family="table-cell" style:parent-style-name="Default" style:data-style-name="N1">
      <style:table-cell-properties fo:border-top="none" fo:border-bottom="2pt solid #000000" fo:border-left="none" fo:border-right="none" style:vertical-align="automatic" fo:background-color="#D9D9D9" style:repeat-content="false"/>
      <style:paragraph-properties fo:text-align="start" fo:margin-left="0cm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none" fo:border-bottom="2pt solid #000000" fo:border-left="none" fo:border-right="none" fo:background-color="#D9D9D9"/>
      <style:text-properties fo:font-weight="bold" style:font-weight-asian="bold" style:font-weight-complex="bold"/>
    </style:style>
    <style:style style:name="ce5" style:family="table-cell" style:parent-style-name="Default" style:data-style-name="N30"/>
    <style:style style:name="ce6" style:family="table-cell" style:parent-style-name="Default" style:data-style-name="N1">
      <style:table-cell-properties style:vertical-align="automatic" style:repeat-content="false"/>
      <style:paragraph-properties fo:text-align="start" fo:margin-left="0cm"/>
    </style:style>
    <style:style style:name="ce7" style:family="table-cell" style:parent-style-name="Default" style:data-style-name="N1"/>
    <style:style style:name="ce8" style:family="table-cell" style:parent-style-name="Neutral" style:data-style-name="N30">
      <style:table-cell-properties style:vertical-align="automatic" fo:background-color="transparent"/>
      <style:text-properties fo:color="#000000"/>
    </style:style>
    <style:style style:name="ce9" style:family="table-cell" style:parent-style-name="Default" style:data-style-name="N30">
      <style:text-properties fo:font-weight="bold" style:font-weight-asian="bold" style:font-weight-complex="bold"/>
    </style:style>
    <style:style style:name="ce10" style:family="table-cell" style:parent-style-name="Bad" style:data-style-name="N30">
      <style:table-cell-properties style:vertical-align="automatic" fo:background-color="#FFC7CE"/>
      <style:text-properties fo:color="#9C0006"/>
    </style:style>
    <style:style style:name="ce11" style:family="table-cell" style:parent-style-name="Note" style:data-style-name="N0">
      <style:table-cell-properties fo:border-top="thin solid #B2B2B2" fo:border-bottom="2pt solid #000000" fo:border-left="thin solid #B2B2B2" fo:border-right="thin solid #B2B2B2" style:vertical-align="automatic" fo:background-color="#D9D9D9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o1" style:family="table-column">
      <style:table-column-properties fo:break-before="auto" style:column-width="2.16958333333333cm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2.19604166666667cm"/>
    </style:style>
    <style:style style:name="co4" style:family="table-column">
      <style:table-column-properties fo:break-before="auto" style:column-width="7.67291666666667cm"/>
    </style:style>
    <style:style style:name="co5" style:family="table-column">
      <style:table-column-properties fo:break-before="auto" style:column-width="1.24354166666667cm"/>
    </style:style>
    <style:style style:name="co6" style:family="table-column">
      <style:table-column-properties fo:break-before="auto" style:column-width="2.09020833333333cm"/>
    </style:style>
    <style:style style:name="co7" style:family="table-column">
      <style:table-column-properties fo:break-before="auto" style:column-width="0.978958333333333cm"/>
    </style:style>
    <style:style style:name="co8" style:family="table-column">
      <style:table-column-properties fo:break-before="auto" style:column-width="7.35541666666667cm"/>
    </style:style>
    <style:style style:name="co9" style:family="table-column">
      <style:table-column-properties fo:break-before="auto" style:column-width="3.46604166666667cm"/>
    </style:style>
    <style:style style:name="co10" style:family="table-column">
      <style:table-column-properties fo:break-before="auto" style:column-width="2.460625cm"/>
    </style:style>
    <style:style style:name="co11" style:family="table-column">
      <style:table-column-properties fo:break-before="auto" style:column-width="3.571875cm"/>
    </style:style>
    <style:style style:name="co12" style:family="table-column">
      <style:table-column-properties fo:break-before="auto" style:column-width="2.40770833333333cm"/>
    </style:style>
    <style:style style:name="co13" style:family="table-column">
      <style:table-column-properties fo:break-before="auto" style:column-width="2.43416666666667cm"/>
    </style:style>
    <style:style style:name="co14" style:family="table-column">
      <style:table-column-properties fo:break-before="auto" style:column-width="2.67229166666667cm"/>
    </style:style>
    <style:style style:name="co15" style:family="table-column">
      <style:table-column-properties fo:break-before="auto" style:column-width="1.32291666666667cm"/>
    </style:style>
    <style:style style:name="co16" style:family="table-column">
      <style:table-column-properties fo:break-before="auto" style:column-width="8.09625cm"/>
    </style:style>
    <style:style style:name="co17" style:family="table-column">
      <style:table-column-properties fo:break-before="auto" style:column-width="3.783541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Master_List" table:style-name="ta1">
        <table:table-column table:style-name="co1" table:default-cell-style-name="ce1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6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column table:style-name="co3" table:default-cell-style-name="ce5"/>
        <table:table-column table:style-name="co13" table:default-cell-style-name="ce5"/>
        <table:table-column table:style-name="co2" table:number-columns-repeated="2" table:default-cell-style-name="ce5"/>
        <table:table-column table:style-name="co2" table:default-cell-style-name="ce1"/>
        <table:table-column table:style-name="co2" table:number-columns-repeated="1007" table:default-cell-style-name="ce5"/>
        <table:table-column table:style-name="co2" table:number-columns-repeated="15360" table:default-cell-style-name="ce1"/>
        <table:table-row table:style-name="ro1">
          <table:table-cell table:style-name="ce1"/>
          <table:table-cell table:number-columns-repeated="2" table:style-name="ce2"/>
          <table:table-cell office:value-type="string" table:style-name="ce2">
            <text:p>TOPIC</text:p>
          </table:table-cell>
          <table:table-cell table:number-columns-repeated="2" table:style-name="ce2"/>
          <table:table-cell office:value-type="string" table:style-name="ce3">
            <text:p>LED#</text:p>
          </table:table-cell>
          <table:table-cell table:style-name="ce2"/>
          <table:table-cell office:value-type="string" table:style-name="ce2">
            <text:p>OnState</text:p>
          </table:table-cell>
          <table:table-cell table:style-name="ce2"/>
          <table:table-cell office:value-type="string" table:style-name="ce2">
            <text:p>OffState</text:p>
          </table:table-cell>
          <table:table-cell table:style-name="ce2"/>
          <table:table-cell office:value-type="string" table:style-name="ce2">
            <text:p>OffType</text:p>
          </table:table-cell>
          <table:table-cell table:number-columns-repeated="3" table:style-name="ce2"/>
          <table:table-cell table:style-name="ce4"/>
          <table:table-cell table:number-columns-repeated="16367" table:style-name="ce2"/>
        </table:table-row>
        <table:table-row table:style-name="ro1">
          <table:table-cell table:style-name="ce1"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classroom/glass-door/</text:p>
          </table:table-cell>
          <table:table-cell office:value-type="string" table:style-name="ce5">
            <text:p>lock</text:p>
          </table:table-cell>
          <table:table-cell office:value-type="string" table:style-name="ce5">
            <text:p>", 'ledNum':</text:p>
          </table:table-cell>
          <table:table-cell office:value-type="float" office:value="6" table:style-name="ce6">
            <text:p>6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LOCKED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UNLOCKED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Tru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 table:style-name="ce1"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classroom/glass-door/</text:p>
          </table:table-cell>
          <table:table-cell office:value-type="string" table:style-name="ce5">
            <text:p>open</text:p>
          </table:table-cell>
          <table:table-cell office:value-type="string" table:style-name="ce5">
            <text:p>", 'ledNum':</text:p>
          </table:table-cell>
          <table:table-cell office:value-type="float" office:value="7" table:style-name="ce6">
            <text:p>7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CLOSED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PEN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Tru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 table:style-name="ce1"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commons/snapple-vending-light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33" table:style-name="ce6">
            <text:p>33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Tru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 table:style-name="ce1"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accent/chandelier-01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38" table:style-name="ce6">
            <text:p>38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 table:style-name="ce1"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accent/chandelier-02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73" table:style-name="ce6">
            <text:p>73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 table:style-name="ce1"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classroom/sign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8" table:style-name="ce6">
            <text:p>8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Non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 table:style-name="ce1"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cnc/vent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20" table:style-name="ce6">
            <text:p>20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Non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 table:style-name="ce1"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cnc/light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21" table:style-name="ce6">
            <text:p>21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 table:style-name="ce1"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commons/disco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string" table:style-name="ce6">
            <text:p>36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 table:style-name="ce1"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commons/ceiling-fans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28" table:style-name="ce6">
            <text:p>28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Non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 table:style-name="ce1"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commons/ceiling-fans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32" table:style-name="ce6">
            <text:p>32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Non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 table:style-name="ce1"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commons/garage-door/</text:p>
          </table:table-cell>
          <table:table-cell office:value-type="string" table:style-name="ce5">
            <text:p>lock</text:p>
          </table:table-cell>
          <table:table-cell office:value-type="string" table:style-name="ce5">
            <text:p>", 'ledNum':</text:p>
          </table:table-cell>
          <table:table-cell office:value-type="float" office:value="12" table:style-name="ce6">
            <text:p>12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LOCKED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UNLOCKED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Tru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 table:style-name="ce1"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commons/south-vent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61" table:style-name="ce6">
            <text:p>61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Non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 table:style-name="ce1"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fablab/chiller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60" table:style-name="ce6">
            <text:p>60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 table:style-name="ce1"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infrastructure/compressor-valve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45" table:style-name="ce6">
            <text:p>45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arge-bathroom/light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65" table:style-name="ce6">
            <text:p>65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arge-bathroom/vent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66" table:style-name="ce6">
            <text:p>66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01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15" table:style-name="ce6">
            <text:p>15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02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17" table:style-name="ce6">
            <text:p>17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03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18" table:style-name="ce6">
            <text:p>18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04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19" table:style-name="ce6">
            <text:p>19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05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14" table:style-name="ce6">
            <text:p>14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06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31" table:style-name="ce6">
            <text:p>31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07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30" table:style-name="ce6">
            <text:p>30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08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29" table:style-name="ce6">
            <text:p>29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09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27" table:style-name="ce6">
            <text:p>27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10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34" table:style-name="ce6">
            <text:p>34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11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35" table:style-name="ce6">
            <text:p>35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12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37" table:style-name="ce6">
            <text:p>37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13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39" table:style-name="ce6">
            <text:p>39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14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40" table:style-name="ce6">
            <text:p>40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15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62" table:style-name="ce6">
            <text:p>62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16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53" table:style-name="ce6">
            <text:p>53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17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50" table:style-name="ce6">
            <text:p>50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18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49" table:style-name="ce6">
            <text:p>49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19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46" table:style-name="ce6">
            <text:p>46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20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63" table:style-name="ce6">
            <text:p>63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21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57" table:style-name="ce6">
            <text:p>57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22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55" table:style-name="ce6">
            <text:p>55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23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52" table:style-name="ce6">
            <text:p>52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24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51" table:style-name="ce6">
            <text:p>51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25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47" table:style-name="ce6">
            <text:p>47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26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48" table:style-name="ce6">
            <text:p>48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27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64" table:style-name="ce6">
            <text:p>64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Tru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28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16" table:style-name="ce6">
            <text:p>16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29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22" table:style-name="ce6">
            <text:p>22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30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23" table:style-name="ce6">
            <text:p>23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31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25" table:style-name="ce6">
            <text:p>25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32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24" table:style-name="ce6">
            <text:p>24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33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43" table:style-name="ce6">
            <text:p>43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34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42" table:style-name="ce6">
            <text:p>42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35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41" table:style-name="ce6">
            <text:p>41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36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56" table:style-name="ce6">
            <text:p>56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37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59" table:style-name="ce6">
            <text:p>59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infrastructure/air-compressor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44" table:style-name="ce6">
            <text:p>44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aser-zone/ceiling-fan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58" table:style-name="ce6">
            <text:p>58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Non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aser-zone/vent-fan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54" table:style-name="ce6">
            <text:p>54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machine-shop/ceiling-fan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26" table:style-name="ce6">
            <text:p>26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Non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media-lab/lights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71" table:style-name="ce6">
            <text:p>71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commons/openevse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13" table:style-name="ce6">
            <text:p>13</text:p>
          </table:table-cell>
          <table:table-cell office:value-type="string" table:style-name="ce5">
            <text:p>, 'itemState': State.UNKNOWN, 'onState':</text:p>
          </table:table-cell>
          <table:table-cell office:value-type="float" office:value="3" table:style-name="ce5">
            <text:p>3</text:p>
          </table:table-cell>
          <table:table-cell office:value-type="string" table:style-name="ce5">
            <text:p>, 'offState':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commons/openevse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13" table:style-name="ce6">
            <text:p>13</text:p>
          </table:table-cell>
          <table:table-cell office:value-type="string" table:style-name="ce5">
            <text:p>, 'itemState': State.UNKNOWN, 'onState':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, 'offState':</text:p>
          </table:table-cell>
          <table:table-cell office:value-type="string" table:style-name="ce5">
            <text:p>2</text:p>
          </table:table-cell>
          <table:table-cell office:value-type="string" table:style-name="ce5">
            <text:p>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commons/openevse</text:p>
          </table:table-cell>
          <table:table-cell table:style-name="ce5"/>
          <table:table-cell office:value-type="string" table:style-name="ce5">
            <text:p>", 'ledNum':</text:p>
          </table:table-cell>
          <table:table-cell office:value-type="float" office:value="13" table:style-name="ce6">
            <text:p>13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disconnected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commons/snapple-vending-light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33" table:style-name="ce6">
            <text:p>33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Tru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accent/chandelier-01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38" table:style-name="ce6">
            <text:p>38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accent/chandelier-02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73" table:style-name="ce6">
            <text:p>73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classroom/sign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8" table:style-name="ce6">
            <text:p>8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Non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cnc/vent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20" table:style-name="ce6">
            <text:p>20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Non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cnc/light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21" table:style-name="ce6">
            <text:p>21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commons/disco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36" table:style-name="ce6">
            <text:p>36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commons/ceiling-fans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28" table:style-name="ce6">
            <text:p>28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Non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commons/ceiling-fans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32" table:style-name="ce6">
            <text:p>32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Non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commons/south-vent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61" table:style-name="ce6">
            <text:p>61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Non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fablab/chiller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60" table:style-name="ce6">
            <text:p>60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infrastructure/compressor-valve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45" table:style-name="ce6">
            <text:p>45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arge-bathroom/light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65" table:style-name="ce6">
            <text:p>65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arge-bathroom/vent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66" table:style-name="ce6">
            <text:p>66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01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15" table:style-name="ce6">
            <text:p>15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02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17" table:style-name="ce6">
            <text:p>17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03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18" table:style-name="ce6">
            <text:p>18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04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19" table:style-name="ce6">
            <text:p>19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05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14" table:style-name="ce6">
            <text:p>14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06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31" table:style-name="ce6">
            <text:p>31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07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30" table:style-name="ce6">
            <text:p>30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08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29" table:style-name="ce6">
            <text:p>29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09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27" table:style-name="ce6">
            <text:p>27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10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34" table:style-name="ce6">
            <text:p>34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11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35" table:style-name="ce6">
            <text:p>35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12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37" table:style-name="ce6">
            <text:p>37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13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39" table:style-name="ce6">
            <text:p>39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14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40" table:style-name="ce6">
            <text:p>40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15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62" table:style-name="ce6">
            <text:p>62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16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53" table:style-name="ce6">
            <text:p>53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17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50" table:style-name="ce6">
            <text:p>50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18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49" table:style-name="ce6">
            <text:p>49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19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46" table:style-name="ce6">
            <text:p>46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20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63" table:style-name="ce6">
            <text:p>63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21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57" table:style-name="ce6">
            <text:p>57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22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55" table:style-name="ce6">
            <text:p>55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23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52" table:style-name="ce6">
            <text:p>52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24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51" table:style-name="ce6">
            <text:p>51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25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47" table:style-name="ce6">
            <text:p>47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26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48" table:style-name="ce6">
            <text:p>48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27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64" table:style-name="ce6">
            <text:p>64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Tru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28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16" table:style-name="ce6">
            <text:p>16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29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22" table:style-name="ce6">
            <text:p>22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30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23" table:style-name="ce6">
            <text:p>23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31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25" table:style-name="ce6">
            <text:p>25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32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24" table:style-name="ce6">
            <text:p>24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33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43" table:style-name="ce6">
            <text:p>43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34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42" table:style-name="ce6">
            <text:p>42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35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41" table:style-name="ce6">
            <text:p>41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36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56" table:style-name="ce6">
            <text:p>56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37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59" table:style-name="ce6">
            <text:p>59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infrastructure/air-compressor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44" table:style-name="ce6">
            <text:p>44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aser-zone/ceiling-fan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58" table:style-name="ce6">
            <text:p>58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Non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aser-zone/vent-fan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54" table:style-name="ce6">
            <text:p>54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machine-shop/ceiling-fan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26" table:style-name="ce6">
            <text:p>26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Non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media-lab/lights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71" table:style-name="ce6">
            <text:p>71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line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commons/snapple-vending-light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33" table:style-name="ce6">
            <text:p>33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Tru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accent/chandelier-01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38" table:style-name="ce6">
            <text:p>38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accent/chandelier-02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73" table:style-name="ce6">
            <text:p>73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classroom/sign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8" table:style-name="ce6">
            <text:p>8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Non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cnc/vent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20" table:style-name="ce6">
            <text:p>20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Non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cnc/light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21" table:style-name="ce6">
            <text:p>21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commons/disco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36" table:style-name="ce6">
            <text:p>36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commons/ceiling-fans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28" table:style-name="ce6">
            <text:p>28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Non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commons/ceiling-fans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32" table:style-name="ce6">
            <text:p>32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Non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commons/south-vent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61" table:style-name="ce6">
            <text:p>61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Non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fablab/chiller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60" table:style-name="ce6">
            <text:p>60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infrastructure/compressor-valve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45" table:style-name="ce6">
            <text:p>45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arge-bathroom/light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65" table:style-name="ce6">
            <text:p>65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arge-bathroom/vent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66" table:style-name="ce6">
            <text:p>66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01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15" table:style-name="ce6">
            <text:p>15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02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17" table:style-name="ce6">
            <text:p>17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03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18" table:style-name="ce6">
            <text:p>18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04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19" table:style-name="ce6">
            <text:p>19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05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14" table:style-name="ce6">
            <text:p>14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06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31" table:style-name="ce6">
            <text:p>31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07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30" table:style-name="ce6">
            <text:p>30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08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29" table:style-name="ce6">
            <text:p>29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09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27" table:style-name="ce6">
            <text:p>27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10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34" table:style-name="ce6">
            <text:p>34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11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35" table:style-name="ce6">
            <text:p>35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12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37" table:style-name="ce6">
            <text:p>37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13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39" table:style-name="ce6">
            <text:p>39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14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40" table:style-name="ce6">
            <text:p>40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15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62" table:style-name="ce6">
            <text:p>62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16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53" table:style-name="ce6">
            <text:p>53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17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50" table:style-name="ce6">
            <text:p>50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18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49" table:style-name="ce6">
            <text:p>49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19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46" table:style-name="ce6">
            <text:p>46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20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63" table:style-name="ce6">
            <text:p>63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21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57" table:style-name="ce6">
            <text:p>57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22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55" table:style-name="ce6">
            <text:p>55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23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52" table:style-name="ce6">
            <text:p>52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24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51" table:style-name="ce6">
            <text:p>51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25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47" table:style-name="ce6">
            <text:p>47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26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48" table:style-name="ce6">
            <text:p>48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27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64" table:style-name="ce6">
            <text:p>64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Tru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28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16" table:style-name="ce6">
            <text:p>16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29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22" table:style-name="ce6">
            <text:p>22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30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23" table:style-name="ce6">
            <text:p>23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31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25" table:style-name="ce6">
            <text:p>25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32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24" table:style-name="ce6">
            <text:p>24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33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43" table:style-name="ce6">
            <text:p>43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34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42" table:style-name="ce6">
            <text:p>42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35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41" table:style-name="ce6">
            <text:p>41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36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56" table:style-name="ce6">
            <text:p>56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37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59" table:style-name="ce6">
            <text:p>59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infrastructure/air-compressor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44" table:style-name="ce6">
            <text:p>44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aser-zone/ceiling-fan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58" table:style-name="ce6">
            <text:p>58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Non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aser-zone/vent-fan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54" table:style-name="ce6">
            <text:p>54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machine-shop/ceiling-fan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26" table:style-name="ce6">
            <text:p>26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Non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media-lab/lights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71" table:style-name="ce6">
            <text:p>71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8">
            <text:p>/i3/inside/commons/paint-box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74" table:style-name="ce6">
            <text:p>74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8">
            <text:p>/i3/inside/commons/paint-box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74" table:style-name="ce6">
            <text:p>74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line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8">
            <text:p>/i3/inside/commons/paint-box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74" table:style-name="ce6">
            <text:p>74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1">
            <text:p>/i3/inside/fablab/vent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76" table:style-name="ce6">
            <text:p>76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1">
            <text:p>/i3/inside/fablab/vent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76" table:style-name="ce6">
            <text:p>76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line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1">
            <text:p>/i3/inside/fablab/vent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76" table:style-name="ce6">
            <text:p>76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39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77" table:style-name="ce6">
            <text:p>77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Tru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39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77" table:style-name="ce6">
            <text:p>77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line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Tru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39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77" table:style-name="ce6">
            <text:p>77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Tru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38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80" table:style-name="ce6">
            <text:p>80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Tru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38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80" table:style-name="ce6">
            <text:p>80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line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Tru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38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80" table:style-name="ce6">
            <text:p>80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Tru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40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85" table:style-name="ce6">
            <text:p>85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Tru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40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85" table:style-name="ce6">
            <text:p>85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line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Tru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40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85" table:style-name="ce6">
            <text:p>85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Tru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1">
            <text:p>/i3/inside/craftroom/light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10" table:style-name="ce6">
            <text:p>10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1">
            <text:p>/i3/inside/craftroom/light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10" table:style-name="ce6">
            <text:p>10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line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1">
            <text:p>/i3/inside/craftroom/light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10" table:style-name="ce6">
            <text:p>10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1">
            <text:p>/i3/inside/elab/light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81" table:style-name="ce6">
            <text:p>81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1">
            <text:p>/i3/inside/elab/light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81" table:style-name="ce6">
            <text:p>81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line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1">
            <text:p>/i3/inside/elab/light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81" table:style-name="ce6">
            <text:p>81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1">
            <text:p>/i3/inside/elab/light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82" table:style-name="ce6">
            <text:p>82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1">
            <text:p>/i3/inside/elab/light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82" table:style-name="ce6">
            <text:p>82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line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1">
            <text:p>/i3/inside/elab/light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82" table:style-name="ce6">
            <text:p>82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1">
            <text:p>/i3/inside/elab/light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67" table:style-name="ce6">
            <text:p>67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1">
            <text:p>/i3/inside/elab/light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67" table:style-name="ce6">
            <text:p>67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line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1">
            <text:p>/i3/inside/elab/light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67" table:style-name="ce6">
            <text:p>67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1">
            <text:p>/i3/inside/hallway/light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68" table:style-name="ce6">
            <text:p>68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1">
            <text:p>/i3/inside/hallway/light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69" table:style-name="ce6">
            <text:p>69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1">
            <text:p>/i3/inside/hallway/light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68" table:style-name="ce6">
            <text:p>68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line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1">
            <text:p>/i3/inside/hallway/light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69" table:style-name="ce6">
            <text:p>69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line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1">
            <text:p>/i3/inside/hallway/light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68" table:style-name="ce6">
            <text:p>68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1">
            <text:p>/i3/inside/hallway/light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69" table:style-name="ce6">
            <text:p>69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1">
            <text:p>/i3/inside/laser-zone/bumblebee/laser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83" table:style-name="ce6">
            <text:p>83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1">
            <text:p>/i3/inside/laser-zone/bumblebee/laser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83" table:style-name="ce6">
            <text:p>83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line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1">
            <text:p>/i3/inside/laser-zone/bumblebee/laser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83" table:style-name="ce6">
            <text:p>83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1">
            <text:p>/i3/inside/laser-zone/wolverine/laser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84" table:style-name="ce6">
            <text:p>84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1">
            <text:p>/i3/inside/laser-zone/wolverine/laser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84" table:style-name="ce6">
            <text:p>84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line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1">
            <text:p>/i3/inside/laser-zone/wolverine/laser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84" table:style-name="ce6">
            <text:p>84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1">
            <text:p>/i3/inside/small-bathroom/light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70" table:style-name="ce6">
            <text:p>70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1">
            <text:p>/i3/inside/small-bathroom/light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70" table:style-name="ce6">
            <text:p>70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line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1">
            <text:p>/i3/inside/small-bathroom/light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70" table:style-name="ce6">
            <text:p>70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1">
            <text:p>/i3/inside/commons/accent/disco-spotlights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75" table:style-name="ce6">
            <text:p>75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1">
            <text:p>/i3/inside/commons/accent/disco-spotlights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75" table:style-name="ce6">
            <text:p>75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line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1">
            <text:p>/i3/inside/commons/accent/disco-spotlights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75" table:style-name="ce6">
            <text:p>75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1">
            <text:p>/i3/inside/dooridor/lights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9" table:style-name="ce6">
            <text:p>9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1">
            <text:p>/i3/inside/dooridor/lights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9" table:style-name="ce6">
            <text:p>9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line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1">
            <text:p>/i3/inside/dooridor/lights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9" table:style-name="ce6">
            <text:p>9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1">
            <text:p>/i3/inside/classroom/lights-east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11" table:style-name="ce6">
            <text:p>11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1">
            <text:p>/i3/inside/classroom/lights-east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11" table:style-name="ce6">
            <text:p>11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line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1">
            <text:p>/i3/inside/classroom/lights-east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11" table:style-name="ce6">
            <text:p>11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1">
            <text:p>/i3/inside/classroom/lights-west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72" table:style-name="ce6">
            <text:p>72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line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1">
            <text:p>/i3/inside/classroom/lights-west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72" table:style-name="ce6">
            <text:p>72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1">
            <text:p>/i3/inside/classroom/lights-west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72" table:style-name="ce6">
            <text:p>72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1">
            <text:p>/i3/inside/small-bathroom/shower-light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78" table:style-name="ce6">
            <text:p>78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1">
            <text:p>/i3/inside/small-bathroom/shower-light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78" table:style-name="ce6">
            <text:p>78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line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1">
            <text:p>/i3/inside/small-bathroom/shower-light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78" table:style-name="ce6">
            <text:p>78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1">
            <text:p>/i3/inside/small-bathroom/vent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79" table:style-name="ce6">
            <text:p>79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1">
            <text:p>/i3/inside/small-bathroom/vent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79" table:style-name="ce6">
            <text:p>79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line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1">
            <text:p>/i3/inside/small-bathroom/vent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79" table:style-name="ce6">
            <text:p>79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1">
            <text:p>/i3/inside/tool-crib/workbench-lights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86" table:style-name="ce6">
            <text:p>86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1">
            <text:p>/i3/inside/tool-crib/workbench-lights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86" table:style-name="ce6">
            <text:p>86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line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1">
            <text:p>/i3/inside/tool-crib/workbench-lights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86" table:style-name="ce6">
            <text:p>86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1">
            <text:p>/i3/inside/elab/accent/arch-north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87" table:style-name="ce6">
            <text:p>87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Non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1">
            <text:p>/i3/inside/elab/accent/arch-north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87" table:style-name="ce6">
            <text:p>87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line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Non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1">
            <text:p>/i3/inside/elab/accent/arch-north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87" table:style-name="ce6">
            <text:p>87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Non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1">
            <text:p>/i3/inside/elab/accent/arch-south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88" table:style-name="ce6">
            <text:p>88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Non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1">
            <text:p>/i3/inside/elab/accent/arch-south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88" table:style-name="ce6">
            <text:p>88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line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Non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1">
            <text:p>/i3/inside/elab/accent/arch-south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88" table:style-name="ce6">
            <text:p>88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Non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commons/front-door/</text:p>
          </table:table-cell>
          <table:table-cell office:value-type="string" table:style-name="ce5">
            <text:p>lock</text:p>
          </table:table-cell>
          <table:table-cell office:value-type="string" table:style-name="ce5">
            <text:p>", 'ledNum':</text:p>
          </table:table-cell>
          <table:table-cell office:value-type="float" office:value="89" table:style-name="ce6">
            <text:p>89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LOCKED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UNLOCKED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Tru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number-rows-repeated="5" table:style-name="ro1">
          <table:table-cell/>
          <table:table-cell table:number-columns-repeated="5" table:style-name="ce5"/>
          <table:table-cell table:style-name="ce6"/>
          <table:table-cell table:number-columns-repeated="9" table:style-name="ce5"/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9">
            <text:p>Not Implemented Yet</text:p>
          </table:table-cell>
          <table:table-cell table:number-columns-repeated="4" table:style-name="ce5"/>
          <table:table-cell table:style-name="ce6"/>
          <table:table-cell table:number-columns-repeated="9" table:style-name="ce5"/>
          <table:table-cell table:style-name="ce7"/>
          <table:table-cell table:number-columns-repeated="16367"/>
        </table:table-row>
        <table:table-row table:number-rows-repeated="4" table:style-name="ro1">
          <table:table-cell/>
          <table:table-cell table:number-columns-repeated="5" table:style-name="ce5"/>
          <table:table-cell table:style-name="ce6"/>
          <table:table-cell table:number-columns-repeated="9" table:style-name="ce5"/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9">
            <text:p>Missing from existing devices</text:p>
          </table:table-cell>
          <table:table-cell table:number-columns-repeated="4" table:style-name="ce5"/>
          <table:table-cell table:style-name="ce6"/>
          <table:table-cell table:number-columns-repeated="9" table:style-name="ce5"/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10">
            <text:p>/i3/inside/classroom/glass-door/</text:p>
          </table:table-cell>
          <table:table-cell office:value-type="string" table:style-name="ce10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6" table:style-name="ce6">
            <text:p>6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line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Tru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10">
            <text:p>/i3/inside/classroom/glass-door/</text:p>
          </table:table-cell>
          <table:table-cell office:value-type="string" table:style-name="ce10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7" table:style-name="ce6">
            <text:p>7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line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Tru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10">
            <text:p>/i3/inside/commons/garage-door</text:p>
          </table:table-cell>
          <table:table-cell office:value-type="string" table:style-name="ce10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12" table:style-name="ce6">
            <text:p>12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line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Tru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10">
            <text:p>/i3/inside/classroom/glass-door/</text:p>
          </table:table-cell>
          <table:table-cell office:value-type="string" table:style-name="ce10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6" table:style-name="ce6">
            <text:p>6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Tru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10">
            <text:p>/i3/inside/classroom/glass-door/</text:p>
          </table:table-cell>
          <table:table-cell office:value-type="string" table:style-name="ce10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7" table:style-name="ce6">
            <text:p>7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Tru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10">
            <text:p>/i3/inside/commons/garage-door/</text:p>
          </table:table-cell>
          <table:table-cell office:value-type="string" table:style-name="ce10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12" table:style-name="ce6">
            <text:p>12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Tru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10">
            <text:p>/i3/inside/commons/front-door/</text:p>
          </table:table-cell>
          <table:table-cell office:value-type="string" table:style-name="ce10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89" table:style-name="ce6">
            <text:p>89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line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Tru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10">
            <text:p>/i3/inside/commons/front-door/</text:p>
          </table:table-cell>
          <table:table-cell office:value-type="string" table:style-name="ce10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89" table:style-name="ce6">
            <text:p>89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True</text:p>
          </table:table-cell>
          <table:table-cell office:value-type="string" table:style-name="ce5">
            <text:p>},</text:p>
          </table:table-cell>
          <table:table-cell table:style-name="ce7"/>
          <table:table-cell table:number-columns-repeated="16367"/>
        </table:table-row>
        <table:table-row table:number-rows-repeated="8" table:style-name="ro1">
          <table:table-cell/>
          <table:table-cell table:number-columns-repeated="5" table:style-name="ce5"/>
          <table:table-cell table:style-name="ce6"/>
          <table:table-cell table:number-columns-repeated="9" table:style-name="ce5"/>
          <table:table-cell table:style-name="ce7"/>
          <table:table-cell table:number-columns-repeated="16367"/>
        </table:table-row>
        <table:table-row table:number-rows-repeated="3" table:style-name="ro1">
          <table:table-cell/>
          <table:table-cell table:number-columns-repeated="15" table:style-name="ce1"/>
          <table:table-cell table:style-name="ce7"/>
          <table:table-cell table:number-columns-repeated="16367"/>
        </table:table-row>
        <table:table-row table:number-rows-repeated="6" table:style-name="ro1">
          <table:table-cell/>
          <table:table-cell table:number-columns-repeated="2" table:style-name="ce5"/>
          <table:table-cell table:style-name="ce1"/>
          <table:table-cell table:number-columns-repeated="2" table:style-name="ce5"/>
          <table:table-cell table:style-name="ce6"/>
          <table:table-cell table:number-columns-repeated="9" table:style-name="ce5"/>
          <table:table-cell table:style-name="ce7"/>
          <table:table-cell table:number-columns-repeated="16367"/>
        </table:table-row>
        <table:table-row table:number-rows-repeated="6" table:style-name="ro1">
          <table:table-cell/>
          <table:table-cell table:number-columns-repeated="15" table:style-name="ce1"/>
          <table:table-cell table:style-name="ce7"/>
          <table:table-cell table:number-columns-repeated="16367"/>
        </table:table-row>
        <table:table-row table:style-name="ro1">
          <table:table-cell/>
          <table:table-cell table:number-columns-repeated="5" table:style-name="ce5"/>
          <table:table-cell table:style-name="ce6"/>
          <table:table-cell table:number-columns-repeated="9" table:style-name="ce5"/>
          <table:table-cell table:style-name="ce7"/>
          <table:table-cell table:number-columns-repeated="16367"/>
        </table:table-row>
        <table:table-row table:number-rows-repeated="7" table:style-name="ro1">
          <table:table-cell table:number-columns-repeated="16"/>
          <table:table-cell table:style-name="ce7"/>
          <table:table-cell table:number-columns-repeated="16367"/>
        </table:table-row>
        <table:table-row table:number-rows-repeated="1048281" table:style-name="ro1">
          <table:table-cell table:number-columns-repeated="16384"/>
        </table:table-row>
      </table:table>
      <table:table table:name="PubList" table:style-name="ta1">
        <table:table-column table:style-name="co14" table:default-cell-style-name="ce1"/>
        <table:table-column table:style-name="co15" table:default-cell-style-name="ce12"/>
        <table:table-column table:style-name="co16" table:default-cell-style-name="ce1"/>
        <table:table-column table:style-name="co2" table:number-columns-repeated="16381" table:default-cell-style-name="ce1"/>
        <table:table-row table:style-name="ro1">
          <table:table-cell table:style-name="ce1"/>
          <table:table-cell table:style-name="ce11"/>
          <table:table-cell office:value-type="string" table:style-name="ce4">
            <text:p>TOPIC</text:p>
          </table:table-cell>
          <table:table-cell table:number-columns-repeated="16381" table:style-name="ce4"/>
        </table:table-row>
        <table:table-row table:style-name="ro1">
          <table:table-cell table:style-name="ce1"/>
          <table:table-cell office:value-type="string" table:style-name="ce12">
            <text:p>"cmnd</text:p>
          </table:table-cell>
          <table:table-cell office:value-type="string" table:style-name="ce1">
            <text:p>/i3/inside/classroom/glass-door/</text:p>
          </table:table-cell>
          <table:table-cell office:value-type="string" table:style-name="ce1">
            <text:p>lock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2">
            <text:p>"cmnd</text:p>
          </table:table-cell>
          <table:table-cell office:value-type="string" table:style-name="ce1">
            <text:p>/i3/inside/classroom/glass-door/</text:p>
          </table:table-cell>
          <table:table-cell office:value-type="string" table:style-name="ce1">
            <text:p>open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2">
            <text:p>"cmnd</text:p>
          </table:table-cell>
          <table:table-cell office:value-type="string" table:style-name="ce1">
            <text:p>/i3/inside/commons/snapple-vending-light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2">
            <text:p>"cmnd</text:p>
          </table:table-cell>
          <table:table-cell office:value-type="string" table:style-name="ce1">
            <text:p>/i3/inside/accent/chandelier-01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2">
            <text:p>"cmnd</text:p>
          </table:table-cell>
          <table:table-cell office:value-type="string" table:style-name="ce1">
            <text:p>/i3/inside/accent/chandelier-02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2">
            <text:p>"cmnd</text:p>
          </table:table-cell>
          <table:table-cell office:value-type="string" table:style-name="ce1">
            <text:p>/i3/inside/classroom/sign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2">
            <text:p>"cmnd</text:p>
          </table:table-cell>
          <table:table-cell office:value-type="string" table:style-name="ce1">
            <text:p>/i3/inside/cnc/vent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2">
            <text:p>"cmnd</text:p>
          </table:table-cell>
          <table:table-cell office:value-type="string" table:style-name="ce1">
            <text:p>/i3/inside/cnc/light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2">
            <text:p>"cmnd</text:p>
          </table:table-cell>
          <table:table-cell office:value-type="string" table:style-name="ce1">
            <text:p>/i3/inside/commons/disco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2">
            <text:p>"cmnd</text:p>
          </table:table-cell>
          <table:table-cell office:value-type="string" table:style-name="ce1">
            <text:p>/i3/inside/commons/ceiling-fans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2">
            <text:p>"cmnd</text:p>
          </table:table-cell>
          <table:table-cell office:value-type="string" table:style-name="ce1">
            <text:p>/i3/inside/commons/garage-door/</text:p>
          </table:table-cell>
          <table:table-cell office:value-type="string" table:style-name="ce1">
            <text:p>lock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2">
            <text:p>"cmnd</text:p>
          </table:table-cell>
          <table:table-cell office:value-type="string" table:style-name="ce1">
            <text:p>/i3/inside/commons/south-vent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2">
            <text:p>"cmnd</text:p>
          </table:table-cell>
          <table:table-cell office:value-type="string" table:style-name="ce1">
            <text:p>/i3/inside/fablab/vent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2">
            <text:p>"cmnd</text:p>
          </table:table-cell>
          <table:table-cell office:value-type="string" table:style-name="ce1">
            <text:p>/i3/inside/infrastructure/compressor-valve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2">
            <text:p>"cmnd</text:p>
          </table:table-cell>
          <table:table-cell office:value-type="string" table:style-name="ce1">
            <text:p>/i3/inside/large-bathroom/light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2">
            <text:p>"cmnd</text:p>
          </table:table-cell>
          <table:table-cell office:value-type="string" table:style-name="ce1">
            <text:p>/i3/inside/large-bathroom/vent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2">
            <text:p>"cmnd</text:p>
          </table:table-cell>
          <table:table-cell office:value-type="string" table:style-name="ce1">
            <text:p>/i3/inside/lights/001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2">
            <text:p>"cmnd</text:p>
          </table:table-cell>
          <table:table-cell office:value-type="string" table:style-name="ce1">
            <text:p>/i3/inside/lights/002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2">
            <text:p>"cmnd</text:p>
          </table:table-cell>
          <table:table-cell office:value-type="string" table:style-name="ce1">
            <text:p>/i3/inside/lights/003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2">
            <text:p>"cmnd</text:p>
          </table:table-cell>
          <table:table-cell office:value-type="string" table:style-name="ce1">
            <text:p>/i3/inside/lights/004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2">
            <text:p>"cmnd</text:p>
          </table:table-cell>
          <table:table-cell office:value-type="string" table:style-name="ce1">
            <text:p>/i3/inside/lights/005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2">
            <text:p>"cmnd</text:p>
          </table:table-cell>
          <table:table-cell office:value-type="string" table:style-name="ce1">
            <text:p>/i3/inside/lights/006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2">
            <text:p>"cmnd</text:p>
          </table:table-cell>
          <table:table-cell office:value-type="string" table:style-name="ce1">
            <text:p>/i3/inside/lights/007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2">
            <text:p>"cmnd</text:p>
          </table:table-cell>
          <table:table-cell office:value-type="string" table:style-name="ce1">
            <text:p>/i3/inside/lights/008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2">
            <text:p>"cmnd</text:p>
          </table:table-cell>
          <table:table-cell office:value-type="string" table:style-name="ce1">
            <text:p>/i3/inside/lights/009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2">
            <text:p>"cmnd</text:p>
          </table:table-cell>
          <table:table-cell office:value-type="string" table:style-name="ce1">
            <text:p>/i3/inside/lights/010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2">
            <text:p>"cmnd</text:p>
          </table:table-cell>
          <table:table-cell office:value-type="string" table:style-name="ce1">
            <text:p>/i3/inside/lights/011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2">
            <text:p>"cmnd</text:p>
          </table:table-cell>
          <table:table-cell office:value-type="string" table:style-name="ce1">
            <text:p>/i3/inside/lights/012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2">
            <text:p>"cmnd</text:p>
          </table:table-cell>
          <table:table-cell office:value-type="string" table:style-name="ce1">
            <text:p>/i3/inside/lights/013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2">
            <text:p>"cmnd</text:p>
          </table:table-cell>
          <table:table-cell office:value-type="string" table:style-name="ce1">
            <text:p>/i3/inside/lights/014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2">
            <text:p>"cmnd</text:p>
          </table:table-cell>
          <table:table-cell office:value-type="string" table:style-name="ce1">
            <text:p>/i3/inside/lights/015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2">
            <text:p>"cmnd</text:p>
          </table:table-cell>
          <table:table-cell office:value-type="string" table:style-name="ce1">
            <text:p>/i3/inside/lights/016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2">
            <text:p>"cmnd</text:p>
          </table:table-cell>
          <table:table-cell office:value-type="string" table:style-name="ce1">
            <text:p>/i3/inside/lights/017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2">
            <text:p>"cmnd</text:p>
          </table:table-cell>
          <table:table-cell office:value-type="string" table:style-name="ce1">
            <text:p>/i3/inside/lights/018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2">
            <text:p>"cmnd</text:p>
          </table:table-cell>
          <table:table-cell office:value-type="string" table:style-name="ce1">
            <text:p>/i3/inside/lights/019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2">
            <text:p>"cmnd</text:p>
          </table:table-cell>
          <table:table-cell office:value-type="string" table:style-name="ce1">
            <text:p>/i3/inside/lights/020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2">
            <text:p>"cmnd</text:p>
          </table:table-cell>
          <table:table-cell office:value-type="string" table:style-name="ce1">
            <text:p>/i3/inside/lights/021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2">
            <text:p>"cmnd</text:p>
          </table:table-cell>
          <table:table-cell office:value-type="string" table:style-name="ce1">
            <text:p>/i3/inside/lights/022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2">
            <text:p>"cmnd</text:p>
          </table:table-cell>
          <table:table-cell office:value-type="string" table:style-name="ce1">
            <text:p>/i3/inside/lights/023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2">
            <text:p>"cmnd</text:p>
          </table:table-cell>
          <table:table-cell office:value-type="string" table:style-name="ce1">
            <text:p>/i3/inside/lights/024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2">
            <text:p>"cmnd</text:p>
          </table:table-cell>
          <table:table-cell office:value-type="string" table:style-name="ce1">
            <text:p>/i3/inside/lights/025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2">
            <text:p>"cmnd</text:p>
          </table:table-cell>
          <table:table-cell office:value-type="string" table:style-name="ce1">
            <text:p>/i3/inside/lights/026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2">
            <text:p>"cmnd</text:p>
          </table:table-cell>
          <table:table-cell office:value-type="string" table:style-name="ce1">
            <text:p>/i3/inside/lights/027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2">
            <text:p>"cmnd</text:p>
          </table:table-cell>
          <table:table-cell office:value-type="string" table:style-name="ce1">
            <text:p>/i3/inside/lights/028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2">
            <text:p>"cmnd</text:p>
          </table:table-cell>
          <table:table-cell office:value-type="string" table:style-name="ce1">
            <text:p>/i3/inside/lights/029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2">
            <text:p>"cmnd</text:p>
          </table:table-cell>
          <table:table-cell office:value-type="string" table:style-name="ce1">
            <text:p>/i3/inside/lights/030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2">
            <text:p>"cmnd</text:p>
          </table:table-cell>
          <table:table-cell office:value-type="string" table:style-name="ce1">
            <text:p>/i3/inside/lights/031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2">
            <text:p>"cmnd</text:p>
          </table:table-cell>
          <table:table-cell office:value-type="string" table:style-name="ce1">
            <text:p>/i3/inside/lights/032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2">
            <text:p>"cmnd</text:p>
          </table:table-cell>
          <table:table-cell office:value-type="string" table:style-name="ce1">
            <text:p>/i3/inside/lights/033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2">
            <text:p>"cmnd</text:p>
          </table:table-cell>
          <table:table-cell office:value-type="string" table:style-name="ce1">
            <text:p>/i3/inside/lights/034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2">
            <text:p>"cmnd</text:p>
          </table:table-cell>
          <table:table-cell office:value-type="string" table:style-name="ce1">
            <text:p>/i3/inside/lights/035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2">
            <text:p>"cmnd</text:p>
          </table:table-cell>
          <table:table-cell office:value-type="string" table:style-name="ce1">
            <text:p>/i3/inside/lights/036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2">
            <text:p>"cmnd</text:p>
          </table:table-cell>
          <table:table-cell office:value-type="string" table:style-name="ce1">
            <text:p>/i3/inside/lights/037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2">
            <text:p>"cmnd</text:p>
          </table:table-cell>
          <table:table-cell office:value-type="string" table:style-name="ce1">
            <text:p>/i3/inside/lights/038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2">
            <text:p>"cmnd</text:p>
          </table:table-cell>
          <table:table-cell office:value-type="string" table:style-name="ce1">
            <text:p>/i3/inside/lights/039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2">
            <text:p>"cmnd</text:p>
          </table:table-cell>
          <table:table-cell office:value-type="string" table:style-name="ce1">
            <text:p>/i3/inside/lights/040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2">
            <text:p>"cmnd</text:p>
          </table:table-cell>
          <table:table-cell office:value-type="string" table:style-name="ce1">
            <text:p>/i3/inside/infrastructure/air-compressor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2">
            <text:p>"cmnd</text:p>
          </table:table-cell>
          <table:table-cell office:value-type="string" table:style-name="ce1">
            <text:p>/i3/inside/laser-zone/ceiling-fan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2">
            <text:p>"cmnd</text:p>
          </table:table-cell>
          <table:table-cell office:value-type="string" table:style-name="ce1">
            <text:p>/i3/inside/laser-zone/vent-fan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2">
            <text:p>"cmnd</text:p>
          </table:table-cell>
          <table:table-cell office:value-type="string" table:style-name="ce1">
            <text:p>/i3/inside/machine-shop/ceiling-fan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2">
            <text:p>"cmnd</text:p>
          </table:table-cell>
          <table:table-cell office:value-type="string" table:style-name="ce1">
            <text:p>/i3/inside/media-lab/lights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2">
            <text:p>"tele</text:p>
          </table:table-cell>
          <table:table-cell office:value-type="string" table:style-name="ce1">
            <text:p>/i3/inside/commons/openevse/query</text:p>
          </table:table-cell>
          <table:table-cell table:style-name="ce1"/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2">
            <text:p>"cmnd</text:p>
          </table:table-cell>
          <table:table-cell office:value-type="string" table:style-name="ce1">
            <text:p>/i3/inside/commons/paint-box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2">
            <text:p>"cmnd</text:p>
          </table:table-cell>
          <table:table-cell office:value-type="string" table:style-name="ce5">
            <text:p>/i3/inside/fablab/chiller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2">
            <text:p>"cmnd</text:p>
          </table:table-cell>
          <table:table-cell office:value-type="string" table:style-name="ce1">
            <text:p>/i3/inside/craftroom/light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2">
            <text:p>"cmnd</text:p>
          </table:table-cell>
          <table:table-cell office:value-type="string" table:style-name="ce1">
            <text:p>/i3/inside/elab/light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2">
            <text:p>"cmnd</text:p>
          </table:table-cell>
          <table:table-cell office:value-type="string" table:style-name="ce1">
            <text:p>/i3/inside/hallway/light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2">
            <text:p>"cmnd</text:p>
          </table:table-cell>
          <table:table-cell office:value-type="string" table:style-name="ce1">
            <text:p>/i3/inside/commons/accent/disco-spotlights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2">
            <text:p>"cmnd</text:p>
          </table:table-cell>
          <table:table-cell office:value-type="string" table:style-name="ce1">
            <text:p>/i3/inside/dooridor/lights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2">
            <text:p>"cmnd</text:p>
          </table:table-cell>
          <table:table-cell office:value-type="string" table:style-name="ce1">
            <text:p>/i3/inside/classroom/lights-east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2">
            <text:p>"cmnd</text:p>
          </table:table-cell>
          <table:table-cell office:value-type="string" table:style-name="ce1">
            <text:p>/i3/inside/classroom/lights-west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2">
            <text:p>"cmnd</text:p>
          </table:table-cell>
          <table:table-cell office:value-type="string" table:style-name="ce1">
            <text:p>/i3/inside/small-bathroom/shower-light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2">
            <text:p>"cmnd</text:p>
          </table:table-cell>
          <table:table-cell office:value-type="string" table:style-name="ce1">
            <text:p>/i3/inside/small-bathroom/vent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2">
            <text:p>"cmnd</text:p>
          </table:table-cell>
          <table:table-cell office:value-type="string" table:style-name="ce1">
            <text:p>/i3/inside/tool-crib/workbench-lights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2">
            <text:p>"cmnd</text:p>
          </table:table-cell>
          <table:table-cell office:value-type="string" table:style-name="ce1">
            <text:p>/i3/inside/elab/accent/arch-north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2">
            <text:p>"cmnd</text:p>
          </table:table-cell>
          <table:table-cell office:value-type="string" table:style-name="ce1">
            <text:p>/i3/inside/elab/accent/arch-south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2">
            <text:p>"cmnd</text:p>
          </table:table-cell>
          <table:table-cell office:value-type="string" table:style-name="ce5">
            <text:p>/i3/inside/commons/front-door/</text:p>
          </table:table-cell>
          <table:table-cell office:value-type="string" table:style-name="ce5">
            <text:p>lock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number-rows-repeated="1048498" table:style-name="ro1">
          <table:table-cell table:number-columns-repeated="16384"/>
        </table:table-row>
      </table:table>
      <table:table table:name="sortedByLED" table:style-name="ta1"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7" table:default-cell-style-name="ce1"/>
        <table:table-column table:style-name="co2" table:number-columns-repeated="16372" table:default-cell-style-name="ce1"/>
        <table:table-row table:number-rows-repeated="8" table:style-name="ro1">
          <table:table-cell table:number-columns-repeated="16384"/>
        </table:table-row>
        <table:table-row table:style-name="ro1">
          <table:table-cell/>
          <table:table-cell office:value-type="float" office:value="74" table:style-name="ce1">
            <text:p>74</text:p>
          </table:table-cell>
          <table:table-cell office:value-type="string" table:style-name="ce1">
            <text:p>disco spotlight</text:p>
          </table:table-cell>
          <table:table-cell office:value-type="string" table:style-name="ce1">
            <text:p>i3/inside/commons/accent/disco-spotlight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75" table:style-name="ce1">
            <text:p>75</text:p>
          </table:table-cell>
          <table:table-cell office:value-type="string" table:style-name="ce1">
            <text:p>fablab vent</text:p>
          </table:table-cell>
          <table:table-cell office:value-type="string" table:style-name="ce1">
            <text:p>i3/inside/fablab/vent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76" table:style-name="ce1">
            <text:p>76</text:p>
          </table:table-cell>
          <table:table-cell office:value-type="string" table:style-name="ce1">
            <text:p>light 39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float" office:value="77" table:style-name="ce1">
            <text:p>77</text:p>
          </table:table-cell>
          <table:table-cell office:value-type="string" table:style-name="ce1">
            <text:p>small bath shower light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float" office:value="78" table:style-name="ce1">
            <text:p>78</text:p>
          </table:table-cell>
          <table:table-cell office:value-type="string" table:style-name="ce1">
            <text:p>small bath fan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float" office:value="79" table:style-name="ce1">
            <text:p>79</text:p>
          </table:table-cell>
          <table:table-cell office:value-type="string" table:style-name="ce1">
            <text:p>light 38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float" office:value="80" table:style-name="ce1">
            <text:p>80</text:p>
          </table:table-cell>
          <table:table-cell office:value-type="string" table:style-name="ce1">
            <text:p>elab light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float" office:value="81" table:style-name="ce1">
            <text:p>81</text:p>
          </table:table-cell>
          <table:table-cell office:value-type="string" table:style-name="ce1">
            <text:p>elab light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float" office:value="82" table:style-name="ce1">
            <text:p>82</text:p>
          </table:table-cell>
          <table:table-cell office:value-type="string" table:style-name="ce1">
            <text:p>bumblebee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83" table:style-name="ce1">
            <text:p>83</text:p>
          </table:table-cell>
          <table:table-cell office:value-type="string" table:style-name="ce1">
            <text:p>wolverine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84" table:style-name="ce1">
            <text:p>84</text:p>
          </table:table-cell>
          <table:table-cell office:value-type="string" table:style-name="ce1">
            <text:p>light 40</text:p>
          </table:table-cell>
          <table:table-cell table:number-columns-repeated="16381"/>
        </table:table-row>
        <table:table-row table:number-rows-repeated="1048557" table:style-name="ro1">
          <table:table-cell table:number-columns-repeated="16384"/>
        </table:table-row>
      </table:table>
      <table:database-ranges>
        <table:database-range table:target-range-address="Master_List.B10:Master_List.N229" table:name="__Anonymous_Sheet_DB__0">
          <table:sort>
            <table:sort-by table:field-number="2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text-style style:name="N30">
      <number:text-content/>
    </number:text-style>
    <style:style style:name="_50_0_37__32_-_32_Accent1" style:display-name="20% - Accent1" style:family="table-cell" style:data-style-name="N0">
      <style:table-cell-properties style:vertical-align="automatic" fo:background-color="#DDEBF7"/>
    </style:style>
    <style:style style:name="Bad" style:family="table-cell" style:data-style-name="N0">
      <style:table-cell-properties style:vertical-align="automatic" fo:background-color="#FFC7CE"/>
      <style:text-properties fo:color="#9C0006"/>
    </style:style>
    <style:style style:name="Neutral" style:family="table-cell" style:data-style-name="N0">
      <style:table-cell-properties style:vertical-align="automatic" fo:background-color="#FFEB9C"/>
      <style:text-properties fo:color="#9C65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B2B2B2" style:vertical-align="automatic" fo:background-color="#FFFFCC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michael</meta:initial-creator>
    <dc:creator>michael</dc:creator>
    <meta:creation-date>2017-10-20T19:55:10Z</meta:creation-date>
    <dc:date>2018-06-16T07:04:37Z</dc:date>
    <meta:editing-cycles>1</meta:editing-cycles>
    <meta:editing-duration>PT756S</meta:editing-duration>
  </office:meta>
</office:document-meta>
</file>